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ff62" officeooo:paragraph-rsid="001fff62"/>
    </style:style>
    <style:style style:name="P2" style:family="paragraph" style:parent-style-name="Standard">
      <style:text-properties fo:font-weight="bold" officeooo:rsid="001fff62" officeooo:paragraph-rsid="001fff6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Manual:-</text:p>
      <text:p text:style-name="P1"></text:p>
      <text:p text:style-name="P1"></text:p>
      <text:p text:style-name="P1"></text:p>
      <text:p text:style-name="P1">/***************************************************************************************************</text:p>
      <text:p text:style-name="P1">PROGRAM : postal_bar_code_converter.cpp</text:p>
      <text:p text:style-name="P1">PURPOSE : This program will convert any five digit zipcode into its complete barcode. For this reason,</text:p>
      <text:p text:style-name="P1"><text:s text:c="10"/>it will take the integer value of the zipcode as an input, and will show the barcode as an output.</text:p>
      <text:p text:style-name="P1"><text:s text:c="10"/>Here, the program will ask its user <text:s/>to input a zipcode, the program will convert it into barcode.</text:p>
      <text:p text:style-name="P1"><text:s text:c="10"/>The program will continue to ask its user as long as the user</text:p>
      <text:p text:style-name="P1"><text:s text:c="10"/>inputs integers. If the user inputs anything other than integers[i.e. any character like- 'a', etc],</text:p>
      <text:p text:style-name="P1"><text:s text:c="10"/>then the program will terminate, and end its process. But if the user inputs any decimal number,</text:p>
      <text:p text:style-name="P1"><text:s text:c="10"/>the program will only count the integer part of the input.</text:p>
      <text:p text:style-name="P1">Coder : <text:s text:c="2"/>Mosfiqur Rahman (mr986@drexel.edu)</text:p>
      <text:p text:style-name="P1">Last Modified : 9th Febrruary, 2016.</text:p>
      <text:p text:style-name="P1">***************************************************************************************************/</text:p>
      <text:p text:style-name="P1"></text:p>
      <text:p text:style-name="P1"></text:p>
      <text:p text:style-name="P1">To run the program, please open the postal_bar_code_converter.cpp file in a compiler that is able to compile any program, which is written in C++. After that, build and run the program. </text:p>
      <text:p text:style-name="P1"></text:p>
      <text:p text:style-name="P1">A new window will pop-up. It will show you a few lines about the purpose of the program. Then it will ask you to enter a five digit zipcode. While entering your input, please keep a few thinks in mind-</text:p>
      <text:p text:style-name="P1"></text:p>
      <text:p text:style-name="P1">1) Don't give a negetavie number as an input, because it will show you an error alert, and ask you to enter the zipcode again.</text:p>
      <text:p text:style-name="P1">2) Don't give a decimal number as an input, because if you do so, the program will just count the integer part before the decimal point for further calculation.</text:p>
      <text:p text:style-name="P1">3) Don't give any input outside integers, because if you give any value other than integers, the program will terminate, and end its process.</text:p>
      <text:p text:style-name="P1"></text:p>
      <text:p text:style-name="P1">Now, if you can avoid all these three mistakes, and give a perfect zipcode as an input, then my program will give you the converted barcode for your zipcode as an output instantly. Moreover, you will be able </text:p>
      <text:p text:style-name="P1">to use as many times as you want without closing or re-build, and running unless you make any input mistake.</text:p>
      <text:p text:style-name="P1"></text:p>
      <text:p text:style-name="P1"></text:p>
      <text:p text:style-name="P1">At last, thanks for using my program.</text:p>
      <text:p text:style-name="P1">Let me know, if you have some more queries or you need more cool programs like this.</text:p>
      <text:p text:style-name="P1">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20:45:50.134068648</meta:creation-date>
    <dc:date>2016-02-09T20:46:37.644285557</dc:date>
    <meta:editing-duration>P0D</meta:editing-duration>
    <meta:editing-cycles>1</meta:editing-cycles>
    <meta:document-statistic meta:table-count="0" meta:image-count="0" meta:object-count="0" meta:page-count="1" meta:paragraph-count="34" meta:word-count="360" meta:character-count="2290" meta:non-whitespace-character-count="1853"/>
    <meta:generator>LibreOffice/4.2.8.2$Linux_X86_64 LibreOffice_project/420m0$Build-2</meta:generator>
  </office:meta>
</office:document-meta>
</file>